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ystem"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Standard">
      <style:paragraph-properties fo:text-align="center" style:justify-single-word="false">
        <style:tab-stops>
          <style:tab-stop style:position="0.25in"/>
          <style:tab-stop style:position="1in"/>
          <style:tab-stop style:position="4in"/>
          <style:tab-stop style:position="5.5in"/>
          <style:tab-stop style:position="7.5in" style:type="right"/>
        </style:tab-stops>
      </style:paragraph-properties>
    </style:style>
    <style:style style:name="P2" style:family="paragraph" style:parent-style-name="Standard">
      <style:paragraph-properties fo:text-align="center" style:justify-single-word="false">
        <style:tab-stops>
          <style:tab-stop style:position="0.25in"/>
          <style:tab-stop style:position="1in"/>
          <style:tab-stop style:position="4in"/>
          <style:tab-stop style:position="5.5in"/>
          <style:tab-stop style:position="7.5in" style:type="right"/>
        </style:tab-stops>
      </style:paragraph-properties>
      <style:text-properties style:font-name="Times New Roman" fo:font-size="8pt" style:font-size-asian="8pt" style:font-name-complex="Arial" style:font-size-complex="8pt"/>
    </style:style>
    <style:style style:name="P3" style:family="paragraph" style:parent-style-name="Standard">
      <style:paragraph-properties fo:padding="0in" fo:border-left="none" fo:border-right="none" fo:border-top="none" fo:border-bottom="0.99pt solid #000000">
        <style:tab-stops>
          <style:tab-stop style:position="0.25in"/>
          <style:tab-stop style:position="3.75in" style:type="center"/>
        </style:tab-stops>
      </style:paragraph-properties>
      <style:text-properties style:font-name="Times New Roman" fo:font-size="10pt" style:font-size-asian="10pt" style:font-size-complex="10pt"/>
    </style:style>
    <style:style style:name="P4" style:family="paragraph" style:parent-style-name="Standard">
      <style:paragraph-properties>
        <style:tab-stops>
          <style:tab-stop style:position="0.25in"/>
          <style:tab-stop style:position="1in"/>
          <style:tab-stop style:position="4in"/>
          <style:tab-stop style:position="5.5in"/>
          <style:tab-stop style:position="7.8752in" style:type="right"/>
        </style:tab-stops>
      </style:paragraph-properties>
      <style:text-properties style:font-name="Times New Roman" fo:font-size="10pt" style:font-size-asian="10pt" style:font-size-complex="10pt"/>
    </style:style>
    <style:style style:name="P5" style:family="paragraph" style:parent-style-name="Standard">
      <style:paragraph-properties>
        <style:tab-stops>
          <style:tab-stop style:position="0.25in"/>
          <style:tab-stop style:position="1in"/>
          <style:tab-stop style:position="4in"/>
          <style:tab-stop style:position="5.5in"/>
          <style:tab-stop style:position="7.8752in" style:type="right"/>
        </style:tab-stops>
      </style:paragraph-properties>
      <style:text-properties style:font-name="Times New Roman" fo:font-size="10pt" officeooo:paragraph-rsid="0031a428" style:font-size-asian="10pt" style:font-size-complex="10pt"/>
    </style:style>
    <style:style style:name="P6" style:family="paragraph" style:parent-style-name="Standard">
      <style:paragraph-properties fo:padding="0in" fo:border-left="none" fo:border-right="none" fo:border-top="none" fo:border-bottom="0.99pt solid #000000"/>
      <style:text-properties style:font-name="Times New Roman" fo:font-size="10pt" officeooo:rsid="0014b2cc" officeooo:paragraph-rsid="0014b2cc" style:font-size-asian="10pt" style:font-size-complex="10pt"/>
    </style:style>
    <style:style style:name="P7" style:family="paragraph" style:parent-style-name="Standard">
      <style:paragraph-properties>
        <style:tab-stops>
          <style:tab-stop style:position="0.25in"/>
          <style:tab-stop style:position="1.4374in"/>
          <style:tab-stop style:position="4in"/>
          <style:tab-stop style:position="5.5in"/>
          <style:tab-stop style:position="7.5in" style:type="right"/>
        </style:tab-stops>
      </style:paragraph-properties>
      <style:text-properties style:font-name="Times New Roman" fo:font-size="10pt" style:font-size-asian="10pt" style:font-size-complex="10pt"/>
    </style:style>
    <style:style style:name="P8" style:family="paragraph" style:parent-style-name="Standard">
      <style:paragraph-properties>
        <style:tab-stops>
          <style:tab-stop style:position="0.25in"/>
          <style:tab-stop style:position="1.4374in"/>
          <style:tab-stop style:position="4in"/>
          <style:tab-stop style:position="5.5in"/>
          <style:tab-stop style:position="7.5in" style:type="right"/>
        </style:tab-stops>
      </style:paragraph-properties>
      <style:text-properties style:font-name="Times New Roman" fo:font-size="10pt" officeooo:paragraph-rsid="002cd747" style:font-size-asian="10pt" style:font-size-complex="10pt"/>
    </style:style>
    <style:style style:name="P9" style:family="paragraph" style:parent-style-name="Standard">
      <style:text-properties style:font-name="Times New Roman" fo:font-size="10pt" style:font-size-asian="10pt" style:font-size-complex="10pt"/>
    </style:style>
    <style:style style:name="P10" style:family="paragraph" style:parent-style-name="Standard">
      <style:paragraph-properties>
        <style:tab-stops>
          <style:tab-stop style:position="0.25in"/>
          <style:tab-stop style:position="1in"/>
          <style:tab-stop style:position="4in"/>
          <style:tab-stop style:position="5.5in"/>
          <style:tab-stop style:position="7.5in" style:type="right"/>
        </style:tab-stops>
      </style:paragraph-properties>
      <style:text-properties style:font-name="Times New Roman" fo:font-size="10pt" style:font-size-asian="10pt" style:font-name-complex="Arial" style:font-size-complex="10pt" style:font-style-complex="italic"/>
    </style:style>
    <style:style style:name="P11" style:family="paragraph" style:parent-style-name="Standard">
      <style:paragraph-properties>
        <style:tab-stops>
          <style:tab-stop style:position="0.25in"/>
          <style:tab-stop style:position="1in"/>
          <style:tab-stop style:position="4in"/>
          <style:tab-stop style:position="5.5in"/>
          <style:tab-stop style:position="7.8752in" style:type="right"/>
        </style:tab-stops>
      </style:paragraph-properties>
      <style:text-properties style:font-name="Times New Roman" fo:font-size="10pt" style:font-size-asian="10pt" style:font-name-complex="Arial" style:font-size-complex="10pt" style:font-style-complex="italic"/>
    </style:style>
    <style:style style:name="P12" style:family="paragraph" style:parent-style-name="Standard">
      <style:paragraph-properties>
        <style:tab-stops>
          <style:tab-stop style:position="0.25in"/>
          <style:tab-stop style:position="1in"/>
          <style:tab-stop style:position="4in"/>
          <style:tab-stop style:position="5.5in"/>
          <style:tab-stop style:position="7.5in" style:type="right"/>
        </style:tab-stops>
      </style:paragraph-properties>
      <style:text-properties style:font-name="Times New Roman" fo:font-size="10pt" officeooo:rsid="000d4a59" officeooo:paragraph-rsid="000d4a59" style:font-size-asian="10pt" style:font-name-complex="Arial" style:font-size-complex="10pt"/>
    </style:style>
    <style:style style:name="P13" style:family="paragraph" style:parent-style-name="Standard">
      <style:paragraph-properties>
        <style:tab-stops>
          <style:tab-stop style:position="0.25in"/>
          <style:tab-stop style:position="1in"/>
          <style:tab-stop style:position="4in"/>
          <style:tab-stop style:position="5.5in"/>
          <style:tab-stop style:position="7.5in" style:type="right"/>
        </style:tab-stops>
      </style:paragraph-properties>
      <style:text-properties style:font-name="Times New Roman" fo:font-size="10pt" officeooo:paragraph-rsid="000d4a59" style:font-size-asian="10pt" style:font-name-complex="Arial" style:font-size-complex="10pt"/>
    </style:style>
    <style:style style:name="P14" style:family="paragraph" style:parent-style-name="Standard">
      <style:paragraph-properties fo:padding="0in" fo:border-left="none" fo:border-right="none" fo:border-top="none" fo:border-bottom="0.99pt solid #000000">
        <style:tab-stops>
          <style:tab-stop style:position="0.25in"/>
          <style:tab-stop style:position="1in"/>
          <style:tab-stop style:position="4in"/>
          <style:tab-stop style:position="5.5in"/>
          <style:tab-stop style:position="7.5in" style:type="right"/>
        </style:tab-stops>
      </style:paragraph-properties>
      <style:text-properties style:font-name="Times New Roman" fo:font-size="10pt" fo:font-weight="bold" officeooo:rsid="001361c5" officeooo:paragraph-rsid="001361c5" style:font-size-asian="10pt" style:font-weight-asian="bold" style:font-name-complex="Arial" style:font-size-complex="10pt"/>
    </style:style>
    <style:style style:name="P15" style:family="paragraph" style:parent-style-name="Standard">
      <style:paragraph-properties>
        <style:tab-stops>
          <style:tab-stop style:position="0.25in"/>
          <style:tab-stop style:position="1in"/>
          <style:tab-stop style:position="4in"/>
          <style:tab-stop style:position="5.5in"/>
          <style:tab-stop style:position="7.8752in" style:type="right"/>
        </style:tab-stops>
      </style:paragraph-properties>
      <style:text-properties style:font-name="Times New Roman" fo:font-size="10pt" fo:font-weight="bold" style:font-size-asian="10pt" style:font-weight-asian="bold" style:font-name-complex="Arial" style:font-size-complex="10pt" style:font-style-complex="italic"/>
    </style:style>
    <style:style style:name="P16" style:family="paragraph" style:parent-style-name="Standard">
      <style:text-properties style:font-name="Times New Roman" fo:font-size="10pt" fo:font-weight="bold" style:font-size-asian="10pt" style:font-weight-asian="bold" style:font-name-complex="Arial" style:font-size-complex="10pt" style:font-style-complex="italic"/>
    </style:style>
    <style:style style:name="P17" style:family="paragraph" style:parent-style-name="Standard">
      <style:paragraph-properties fo:padding="0in" fo:border-left="none" fo:border-right="none" fo:border-top="none" fo:border-bottom="0.99pt solid #000000"/>
      <style:text-properties style:font-name="Times New Roman" fo:font-size="10pt" fo:font-weight="bold" officeooo:rsid="00160672" officeooo:paragraph-rsid="00160672" style:font-size-asian="10pt" style:font-weight-asian="bold" style:font-size-complex="10pt"/>
    </style:style>
    <style:style style:name="P18" style:family="paragraph" style:parent-style-name="Standard">
      <style:paragraph-properties fo:padding="0in" fo:border-left="none" fo:border-right="none" fo:border-top="none" fo:border-bottom="0.99pt solid #000000"/>
      <style:text-properties style:font-name="Times New Roman" fo:font-size="10pt" fo:font-weight="bold" officeooo:rsid="00160d29" officeooo:paragraph-rsid="00160d29" style:font-size-asian="10pt" style:font-weight-asian="bold" style:font-size-complex="10pt"/>
    </style:style>
    <style:style style:name="P19" style:family="paragraph" style:parent-style-name="Standard">
      <style:paragraph-properties fo:padding="0in" fo:border-left="none" fo:border-right="none" fo:border-top="none" fo:border-bottom="0.99pt solid #000000"/>
      <style:text-properties style:font-name="Times New Roman" fo:font-size="10pt" fo:font-weight="bold" officeooo:rsid="00172782" officeooo:paragraph-rsid="00172782" style:font-size-asian="10pt" style:font-weight-asian="bold" style:font-size-complex="10pt"/>
    </style:style>
    <style:style style:name="P20" style:family="paragraph" style:parent-style-name="Standard">
      <style:paragraph-properties>
        <style:tab-stops>
          <style:tab-stop style:position="0.25in"/>
          <style:tab-stop style:position="1in"/>
          <style:tab-stop style:position="4in"/>
          <style:tab-stop style:position="5.5in"/>
          <style:tab-stop style:position="7.8752in" style:type="right"/>
        </style:tab-stops>
      </style:paragraph-properties>
      <style:text-properties style:font-name="Times New Roman" fo:font-size="10pt" fo:font-style="italic" style:font-size-asian="10pt" style:font-style-asian="italic" style:font-name-complex="Arial" style:font-size-complex="10pt" style:font-style-complex="italic"/>
    </style:style>
    <style:style style:name="P21" style:family="paragraph" style:parent-style-name="Standard">
      <style:text-properties style:font-name="Times New Roman" fo:font-size="10pt" fo:font-style="italic" style:font-size-asian="10pt" style:font-style-asian="italic" style:font-name-complex="Arial" style:font-size-complex="10pt" style:font-style-complex="italic"/>
    </style:style>
    <style:style style:name="P22" style:family="paragraph" style:parent-style-name="Standard">
      <style:paragraph-properties>
        <style:tab-stops>
          <style:tab-stop style:position="0.25in"/>
          <style:tab-stop style:position="1in"/>
          <style:tab-stop style:position="4in"/>
          <style:tab-stop style:position="5.5in"/>
          <style:tab-stop style:position="7.8752in" style:type="right"/>
        </style:tab-stops>
      </style:paragraph-properties>
      <style:text-properties style:font-name="Times New Roman" fo:font-size="10pt" fo:font-style="italic" fo:font-weight="bold" style:font-size-asian="10pt" style:font-style-asian="italic" style:font-weight-asian="bold" style:font-name-complex="Arial" style:font-size-complex="10pt" style:font-style-complex="italic"/>
    </style:style>
    <style:style style:name="P23" style:family="paragraph" style:parent-style-name="Standard" style:master-page-name="First_20_Page">
      <style:paragraph-properties fo:text-align="center" style:justify-single-word="false" style:page-number="auto"/>
      <style:text-properties fo:font-size="18pt" style:font-size-asian="18pt" style:font-size-complex="18pt"/>
    </style:style>
    <style:style style:name="P24" style:family="paragraph" style:parent-style-name="Standard" style:list-style-name="WWNum1">
      <style:paragraph-properties fo:margin-left="0in" fo:margin-right="0in" fo:text-indent="0in" style:auto-text-indent="false">
        <style:tab-stops>
          <style:tab-stop style:position="0.25in"/>
          <style:tab-stop style:position="1in"/>
          <style:tab-stop style:position="4in"/>
          <style:tab-stop style:position="5.5in"/>
          <style:tab-stop style:position="7.5in" style:type="right"/>
        </style:tab-stops>
      </style:paragraph-properties>
      <style:text-properties style:font-name="Times New Roman" fo:font-size="10pt" style:font-size-asian="10pt" style:font-name-complex="Arial" style:font-size-complex="10pt" style:font-style-complex="italic"/>
    </style:style>
    <style:style style:name="T1" style:family="text">
      <style:text-properties fo:font-weight="bold" style:font-weight-asian="bold"/>
    </style:style>
    <style:style style:name="T2" style:family="text">
      <style:text-properties fo:font-weight="bold" style:font-weight-asian="bold" style:font-name-complex="Arial"/>
    </style:style>
    <style:style style:name="T3" style:family="text">
      <style:text-properties fo:font-weight="bold" style:font-weight-asian="bold" style:font-name-complex="Arial" style:font-style-complex="italic"/>
    </style:style>
    <style:style style:name="T4" style:family="text">
      <style:text-properties fo:font-weight="bold" officeooo:rsid="0013f5cb" style:font-weight-asian="bold" style:font-name-complex="Arial"/>
    </style:style>
    <style:style style:name="T5" style:family="text">
      <style:text-properties fo:font-weight="bold" officeooo:rsid="00158806" style:font-weight-asian="bold"/>
    </style:style>
    <style:style style:name="T6" style:family="text">
      <style:text-properties style:font-name-complex="Arial" style:font-style-complex="italic"/>
    </style:style>
    <style:style style:name="T7" style:family="text">
      <style:text-properties fo:font-style="italic" style:font-style-asian="italic" style:font-name-complex="Arial" style:font-style-complex="italic"/>
    </style:style>
    <style:style style:name="T8" style:family="text">
      <style:text-properties fo:font-style="italic" officeooo:rsid="001b9768" style:font-style-asian="italic" style:font-name-complex="Arial" style:font-style-complex="italic"/>
    </style:style>
    <style:style style:name="T9" style:family="text">
      <style:text-properties fo:font-style="italic" fo:font-weight="bold" style:font-style-asian="italic" style:font-weight-asian="bold" style:font-name-complex="Arial" style:font-style-complex="italic"/>
    </style:style>
    <style:style style:name="T10" style:family="text">
      <style:text-properties fo:font-style="italic" fo:font-weight="normal" officeooo:rsid="000f2454" style:font-style-asian="italic" style:font-weight-asian="normal" style:font-name-complex="Arial" style:font-style-complex="italic" style:font-weight-complex="normal"/>
    </style:style>
    <style:style style:name="T11" style:family="text">
      <style:text-properties fo:font-style="italic" fo:font-weight="normal" officeooo:rsid="00351a9c" style:font-style-asian="italic" style:font-weight-asian="normal" style:font-name-complex="Arial" style:font-style-complex="italic" style:font-weight-complex="normal"/>
    </style:style>
    <style:style style:name="T12" style:family="text">
      <style:text-properties fo:color="#000000" loext:opacity="100%" style:font-name="Times New Roman" fo:font-size="10.5pt" style:font-size-asian="10.5pt" style:font-name-complex="Arial" style:font-size-complex="10.5pt"/>
    </style:style>
    <style:style style:name="T13" style:family="text">
      <style:text-properties fo:language="en" fo:country="IN" fo:font-weight="bold" style:language-asian="en" style:country-asian="IN" style:font-weight-asian="bold"/>
    </style:style>
    <style:style style:name="T14" style:family="text">
      <style:text-properties style:font-name="Times New Roman" fo:language="en" fo:country="IN" fo:font-weight="bold" style:language-asian="en" style:country-asian="IN" style:font-weight-asian="bold"/>
    </style:style>
    <style:style style:name="T15" style:family="text">
      <style:text-properties style:font-name="Times New Roman" fo:font-size="10.5pt" style:font-size-asian="10.5pt" style:font-name-complex="Arial" style:font-size-complex="10.5pt"/>
    </style:style>
    <style:style style:name="T16" style:family="text">
      <style:text-properties style:font-name="Times New Roman" fo:font-size="10.5pt" officeooo:rsid="000c6a2c" style:font-size-asian="10.5pt" style:font-name-complex="Arial" style:font-size-complex="10.5pt"/>
    </style:style>
    <style:style style:name="T17" style:family="text">
      <style:text-properties style:font-name="Times New Roman" fo:font-size="10.5pt" officeooo:rsid="002a9386" style:font-size-asian="10.5pt" style:font-name-complex="Arial" style:font-size-complex="10.5pt"/>
    </style:style>
    <style:style style:name="T18" style:family="text">
      <style:text-properties officeooo:rsid="00367eb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13">V</text:span><text:span text:style-name="T14">ivek Murali</text:span></text:p>
      <text:p text:style-name="P1"><text:span text:style-name="T15">Blacksburg, VA | (</text:span><text:span text:style-name="T17">669</text:span><text:span text:style-name="T15">) </text:span><text:span text:style-name="T17">275</text:span><text:span text:style-name="T15"> </text:span><text:span text:style-name="T17">5411</text:span><text:span text:style-name="T15">| </text:span><text:span text:style-name="T16">mvivek@vt.edu</text:span><text:span text:style-name="T15">|</text:span><text:span text:style-name="Internet_20_link"><text:span text:style-name="T12">github.com/vivekmurali</text:span></text:span></text:p>
      <text:p text:style-name="P2"/>
      <text:p text:style-name="P14">OBJECTIVE</text:p>
      <text:p text:style-name="P12">Seeking an internship within the field of Computer Science for the summer of 2023</text:p>
      <text:p text:style-name="P14">PROFESSIONAL SUMMARY</text:p>
      <text:p text:style-name="P13">Computer Science and Applications grad student from Virginia Tech, with a passion for software development. Have an aptitude for self-learning and implementing the knowledge into practical projects. Proficient in Linux as well as Windows. Versed in the Go programming language and proficient in ES6, the second major revision to JavaScript. </text:p>
      <text:p text:style-name="P3"><text:span text:style-name="T4">EDUCATION</text:span><text:span text:style-name="T2"><text:tab/></text:span></text:p>
      <text:p text:style-name="P5"><text:span text:style-name="T3">Virginia Tech | Blacksburg, VA<text:tab/><text:tab/> <text:s text:c="40"/></text:span><text:span text:style-name="T11">May 2024</text:span></text:p>
      <text:p text:style-name="P11">Master of Engineering in Computer Science and Applications<text:tab/><text:tab/> <text:s text:c="49"/><text:span text:style-name="T18">3.56</text:span></text:p>
      <text:p text:style-name="P4"><text:span text:style-name="T3">Vellore Institute of Technology | Vellore, Tamil Nadu, India<text:tab/><text:tab/> <text:s text:c="39"/></text:span><text:span text:style-name="T10">J</text:span><text:span text:style-name="T7">une 2022</text:span></text:p>
      <text:p text:style-name="P4"><text:span text:style-name="T6">Bachelor of Technology in Computer Science and Engineering<text:tab/></text:span><text:span text:style-name="T3"><text:tab/> <text:s text:c="41"/></text:span><text:span text:style-name="T6">8.02/10.0</text:span></text:p>
      <text:p text:style-name="P6"><text:span text:style-name="T1">SKILL</text:span><text:span text:style-name="T5">S</text:span></text:p>
      <text:p text:style-name="P8"><text:span text:style-name="T3">Programming: <text:s text:c="2"/></text:span><text:span text:style-name="T6">Go, Node.js, JavaScript, Python, C, SQL, MongoDB, Vue.JS, R, Tailwind.css</text:span></text:p>
      <text:p text:style-name="P7"><text:span text:style-name="T3">Platforms:</text:span><text:span text:style-name="T6"> <text:s/>Ubuntu, Fedora, Mint, Windows, OSX </text:span></text:p>
      <text:p text:style-name="P7"><text:span text:style-name="T3">Software: <text:s/></text:span><text:span text:style-name="T6">Github, Postman, Docker, Zenmap, Figma, Matlab, R Studio</text:span></text:p>
      <text:p text:style-name="P7"><text:span text:style-name="T3">Professional Organizations:</text:span><text:span text:style-name="T6"> IEEE Society on Social Implications of Technology</text:span></text:p>
      <text:p text:style-name="P7"><text:span text:style-name="T3">Languages: <text:s/></text:span><text:span text:style-name="T6">English (fluent), Tamil (fluent), Hindi (conversational)</text:span></text:p>
      <text:p text:style-name="P17">EXPERIENCE</text:p>
      <text:p text:style-name="P4"><text:span text:style-name="T3">Cybernoor India Pvt. Ltd. | Hyderabad, Telangana</text:span><text:span text:style-name="T7"><text:tab/><text:tab/><text:tab/>June – July 2020</text:span></text:p>
      <text:p text:style-name="P4"><text:span text:style-name="T9">Software Engineering Intern</text:span><text:span text:style-name="T3"><text:tab/><text:tab/></text:span></text:p>
      <text:p text:style-name="P20">Cybernoor has since been acquired by Buchanen Technologies</text:p>
      <text:list xml:id="list2983836596" text:style-name="WWNum1">
        <text:list-item>
          <text:p text:style-name="P24">Worked on a performance management system with the development team. Built APIs to send stored data to the client using Node.js and MongoDB</text:p>
        </text:list-item>
      </text:list>
      <text:p text:style-name="P18">PROJECTS</text:p>
      <text:p text:style-name="P15">Tiny Search Engine</text:p>
      <text:p text:style-name="P20">Built a web crawler which goes through over 50 web pages at a time concurrently. The data is stored in an inverse index in a key-value store that I built. The contents of the webpage and metadata is stored in SQLite. Data is inserted at regular intervals with batch insert to improve performance. </text:p>
      <text:p text:style-name="P15">NanoDB</text:p>
      <text:p text:style-name="P20">An embeddable key-value store that can handle any number of reads at a given time. Inserts and deletes work using a mutex lock on the db file. </text:p>
      <text:p text:style-name="P15">Youtube to MP3 Converter <text:tab/><text:tab/><text:tab/></text:p>
      <text:p text:style-name="P9"><text:span text:style-name="T7">Built a web application that takes in a Youtube URL as an input and gives an MP3 file as an output. A video is downloaded from the Youtube service and pipelined into FFMPEG. FFMPEG sep</text:span><text:span text:style-name="T8">a</text:span><text:span text:style-name="T7">rates the video and audio and stores the audio in an MP3 file. The resulting file is sent back to the client. </text:span></text:p>
      <text:p text:style-name="P16">RSS Feed Newsletter</text:p>
      <text:p text:style-name="P21">A web application where users can register and add any website they would like to be notified about. If the website has a valid RSS page, the user will be notified every day with a list of items that were published in the past 24 hours. The user is notified though email.</text:p>
      <text:p text:style-name="P16">Image to ASCII Converter</text:p>
      <text:p text:style-name="P21">A command line application that takes in an image as input, the image is then converted to copy pastable text and printed in the console.</text:p>
      <text:p text:style-name="P19">LEADERSHIP AND ACTIVITIES</text:p>
      <text:p text:style-name="P4"><text:span text:style-name="T3">IEEE Society on Social Implications of Technology |Vellore, India<text:tab/><text:tab/><text:tab/></text:span><text:span text:style-name="T7">April 2020 – March 2021</text:span></text:p>
      <text:p text:style-name="P22">General Secretary<text:tab/><text:tab/><text:tab/></text:p>
      <text:list xml:id="list160535934850609" text:continue-numbering="true" text:style-name="WWNum1">
        <text:list-item>
          <text:p text:style-name="P24">Oversaw operations, organization and ideation of events.</text:p>
        </text:list-item>
        <text:list-item>
          <text:p text:style-name="P24">Hosted a 36 hours hackathon ‘hack4cause’ with over 1500 participants</text:p>
        </text:list-item>
      </text:list>
      <text:p text:style-name="P10"/>
      <text:p text:style-name="P15">National Level Air Rifle Shooting</text:p>
      <text:list xml:id="list160536409680843" text:continue-numbering="true" text:style-name="WWNum1">
        <text:list-item>
          <text:p text:style-name="P24">Gold medalist in 10 meter air rifle state shooting championships.</text:p>
        </text:list-item>
        <text:list-item>
          <text:p text:style-name="P24">Received renowned shot status from National Rifle Association of India for outstanding performance in the national Rifle shooting championship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ystem"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pt" style:country-asian="BR"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Balloon_20_Text" style:display-name="Balloon Text" style:family="paragraph" style:parent-style-name="Standard" loext:linked-style-name="Balloon_20_Text_20_Char">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use-window-font-color="true" loext:opacity="0%"/>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5.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6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style:master-page style:name="First_20_Page" style:display-name="First Page" style:page-layout-name="Mpm1" draw:style-name="Mdp1" style:next-style-name="Standard">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CE UPCP Resume Template</dc:title>
    <meta:initial-creator>Anna Holcomb and Christina Bourgeois</meta:initial-creator>
    <meta:editing-cycles>31</meta:editing-cycles>
    <meta:creation-date>2022-07-03T07:19:00</meta:creation-date>
    <dc:date>2022-12-23T16:04:49.241568405</dc:date>
    <meta:editing-duration>PT23M42S</meta:editing-duration>
    <meta:generator>LibreOffice/7.4.3.2$MacOSX_AARCH64 LibreOffice_project/1048a8393ae2eeec98dff31b5c133c5f1d08b890</meta:generator>
    <meta:document-statistic meta:table-count="0" meta:image-count="0" meta:object-count="0" meta:page-count="1" meta:paragraph-count="41" meta:word-count="504" meta:character-count="3367" meta:non-whitespace-character-count="2706"/>
    <meta:user-defined meta:name="AppVersion">15.0000</meta:user-defined>
    <meta:user-defined meta:name="Company">ECE Undergraduate Professional Communication Program</meta:user-defined>
    <meta:template xlink:type="simple" xlink:actuate="onRequest" xlink:title="Normal.dotm" xlink:href=""/>
  </office:meta>
</office:document-meta>
</file>